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285in"/>
    </style:style>
    <style:style style:name="Table1.B" style:family="table-column">
      <style:table-column-properties style:column-width="1.5264in"/>
    </style:style>
    <style:style style:name="Table1.C" style:family="table-column">
      <style:table-column-properties style:column-width="2.0299in"/>
    </style:style>
    <style:style style:name="Table1.D" style:family="table-column">
      <style:table-column-properties style:column-width="2.608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9236in"/>
    </style:style>
    <style:style style:name="Table2.B" style:family="table-column">
      <style:table-column-properties style:column-width="1.5576in"/>
    </style:style>
    <style:style style:name="Table2.C" style:family="table-column">
      <style:table-column-properties style:column-width="1.6347in"/>
    </style:style>
    <style:style style:name="Table2.D" style:family="table-column">
      <style:table-column-properties style:column-width="1.2285in"/>
    </style:style>
    <style:style style:name="Table2.E" style:family="table-column">
      <style:table-column-properties style:column-width="1.34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2833in"/>
    </style:style>
    <style:style style:name="Table3.B" style:family="table-column">
      <style:table-column-properties style:column-width="1.4694in"/>
    </style:style>
    <style:style style:name="Table3.C" style:family="table-column">
      <style:table-column-properties style:column-width="1.6576in"/>
    </style:style>
    <style:style style:name="Table3.D" style:family="table-column">
      <style:table-column-properties style:column-width="2.282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8236in" table:align="left"/>
    </style:style>
    <style:style style:name="Table4.A" style:family="table-column">
      <style:table-column-properties style:column-width="2.4493in"/>
    </style:style>
    <style:style style:name="Table4.B" style:family="table-column">
      <style:table-column-properties style:column-width="2.374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5"/>
    <style:style style:name="P6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Standard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sh-keygen -t rsa -b 4096 ini artinya apa ya -b 4096 karena seblumnya saya hanya di ajarkan ssh-keygen -t rsa</text:p>
      <text:h text:style-name="Heading_20_6" text:outline-level="6">ChatGPT said:</text:h>
      <text:p text:style-name="Text_20_body">Oke Budi, jadi gini nih...</text:p>
      <text:p text:style-name="Text_20_body">Perintah <text:span text:style-name="Source_20_Text">ssh-keygen -t rsa -b 4096</text:span> itu sebenarnya bagian dari proses bikin <text:span text:style-name="Strong_20_Emphasis">key pair SSH</text:span> (public dan private key) buat autentikasi, misalnya ke server Linux atau cloud.</text:p>
      <text:p text:style-name="Text_20_body">Nah, mari kita bongkar satu-satu:</text:p>
      <text:list text:style-name="L1">
        <text:list-item>
          <text:p text:style-name="P8"><text:span text:style-name="Source_20_Text">ssh-keygen</text:span> → Ini command-nya, buat generate SSH key.</text:p>
        </text:list-item>
        <text:list-item>
          <text:p text:style-name="P8"><text:span text:style-name="Source_20_Text">-t rsa</text:span> → Ini tipe algoritma yang dipakai, yaitu <text:span text:style-name="Strong_20_Emphasis">RSA</text:span> (Rivest–Shamir–Adleman), salah satu algoritma kriptografi yang paling sering dipakai.</text:p>
        </text:list-item>
        <text:list-item>
          <text:p text:style-name="P8"><text:span text:style-name="Source_20_Text">-b 4096</text:span> → Nah <text:span text:style-name="Strong_20_Emphasis">ini nih yang kamu tanya</text:span>, <text:span text:style-name="Source_20_Text">-b</text:span> itu singkatan dari <text:span text:style-name="Strong_20_Emphasis">"bits"</text:span>, dan <text:span text:style-name="Source_20_Text">4096</text:span> itu jumlah bit-nya.</text:p>
        </text:list-item>
      </text:list>
      <text:h text:style-name="Heading_20_3" text:outline-level="3">Jadi maksudnya <text:span text:style-name="Source_20_Text">-b 4096</text:span> apa?</text:h>
      <text:p text:style-name="Text_20_body">Itu artinya kamu bikin <text:span text:style-name="Strong_20_Emphasis">RSA key dengan panjang 4096 bit</text:span>, alias ukuran kuncinya 4096 bit.</text:p>
      <text:p text:style-name="Text_20_body">Kalau sebelumnya kamu nggak pakai <text:span text:style-name="Source_20_Text">-b</text:span>, sistem biasanya default ke 2048 bit. Nah, <text:span text:style-name="Strong_20_Emphasis">4096 bit itu dua kali lebih panjang</text:span>, dan secara teori <text:span text:style-name="Strong_20_Emphasis">lebih aman</text:span> karena lebih susah dipatahkan oleh brute force atau cracking.</text:p>
      <text:h text:style-name="Heading_20_3" text:outline-level="3">Terus, 2048 vs 4096 bit?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Bit size</text:p>
            </table:table-cell>
            <table:table-cell table:style-name="Table1.A1" office:value-type="string">
              <text:p text:style-name="Table_20_Heading">Keamanan</text:p>
            </table:table-cell>
            <table:table-cell table:style-name="Table1.A1" office:value-type="string">
              <text:p text:style-name="Table_20_Heading">Kecepatan</text:p>
            </table:table-cell>
            <table:table-cell table:style-name="Table1.A1" office:value-type="string">
              <text:p text:style-name="Table_20_Heading">Cocok buat</text:p>
            </table:table-cell>
          </table:table-row>
        </table:table-header-rows>
        <table:table-row>
          <table:table-cell table:style-name="Table1.A1" office:value-type="string">
            <text:p text:style-name="Table_20_Contents">2048</text:p>
          </table:table-cell>
          <table:table-cell table:style-name="Table1.A1" office:value-type="string">
            <text:p text:style-name="Table_20_Contents">Udah oke (standar minimal)</text:p>
          </table:table-cell>
          <table:table-cell table:style-name="Table1.A1" office:value-type="string">
            <text:p text:style-name="Table_20_Contents">Lebih cepat</text:p>
          </table:table-cell>
          <table:table-cell table:style-name="Table1.A1" office:value-type="string">
            <text:p text:style-name="Table_20_Contents">Server biasa, development, VM</text:p>
          </table:table-cell>
        </table:table-row>
        <table:table-row>
          <table:table-cell table:style-name="Table1.A1" office:value-type="string">
            <text:p text:style-name="Table_20_Contents">4096</text:p>
          </table:table-cell>
          <table:table-cell table:style-name="Table1.A1" office:value-type="string">
            <text:p text:style-name="Table_20_Contents">Lebih kuat</text:p>
          </table:table-cell>
          <table:table-cell table:style-name="Table1.A1" office:value-type="string">
            <text:p text:style-name="Table_20_Contents">Lebih lambat (sedikit, tapi jarang terasa)</text:p>
          </table:table-cell>
          <table:table-cell table:style-name="Table1.A1" office:value-type="string">
            <text:p text:style-name="Table_20_Contents">Production, environment sensitif (cloud, banking, dll)</text:p>
          </table:table-cell>
        </table:table-row>
      </table:table>
      <text:p text:style-name="Text_20_body">Kalau lo lagi <text:span text:style-name="Strong_20_Emphasis">bikin key buat server cloud atau production</text:span>, pake <text:span text:style-name="Source_20_Text">4096</text:span> itu pilihan yang bijak.</text:p>
      <text:p text:style-name="Text_20_body">Tapi kalau cuma buat development/testing atau lo butuh banyak generate key secara cepat, <text:span text:style-name="Source_20_Text">2048</text:span> pun udah cukup, dan lebih enteng prosesnya.</text:p>
      <text:p text:style-name="Horizontal_20_Line"/>
      <text:p text:style-name="Text_20_body"><text:span text:style-name="Strong_20_Emphasis">Singkatnya:</text:span><text:line-break/><text:span text:style-name="Source_20_Text">-b 4096</text:span> = bikin RSA key dengan panjang 4096 bit = lebih aman, tapi sedikit lebih berat. Tapi kalau spek laptop/server kamu normal, nggak bakal kerasa juga sih.</text:p>
      <text:p text:style-name="Text_20_body">Mau lanjut ngoprek SSH key buat cloud? Atau ada kasus real yang lagi lo kerjain? Ayo gue bantuin lebih lanjut.</text:p>
      <text:h text:style-name="Heading_20_5" text:outline-level="5">You said:</text:h>
      <text:p text:style-name="Text_20_body">[developer@server1 ~]$ ssh-copy-id operation@192.168.56.12 /usr/bin/ssh-copy-id: ERROR: No identities found kenapa error ya padahal di server 2 itu saya berikan nama user operation</text:p>
      <text:h text:style-name="Heading_20_6" text:outline-level="6"><text:soft-page-break/>ChatGPT said:</text:h>
      <text:p text:style-name="Text_20_body">Ah, ini error yang sering bikin bingung padahal jawabannya simpel 😄<text:line-break/>Lihat nih error-nya:</text:p>
      <text:p text:style-name="Preformatted_20_Text">pgsql</text:p>
      <text:p text:style-name="Preformatted_20_Text">CopyEdit</text:p>
      <text:p text:style-name="P2"><text:span text:style-name="Source_20_Text">/usr/bin/ssh-copy-id: ERROR: No identities found</text:span></text:p>
      <text:h text:style-name="Heading_20_3" text:outline-level="3">Artinya apa sih itu?</text:h>
      <text:p text:style-name="Text_20_body">Ini bukan error karena user <text:span text:style-name="Source_20_Text">operation</text:span> di server tujuan. Ini error karena <text:span text:style-name="Strong_20_Emphasis">di komputer </text:span><text:span text:style-name="Strong_20_Emphasis"><text:span text:style-name="Emphasis">asal</text:span></text:span><text:span text:style-name="Strong_20_Emphasis"> (server1)</text:span>, si <text:span text:style-name="Source_20_Text">ssh-copy-id</text:span> <text:span text:style-name="Strong_20_Emphasis">nggak nemu SSH key yang mau dikirim</text:span> ke <text:span text:style-name="Source_20_Text">operation@192.168.56.12</text:span>.</text:p>
      <text:p text:style-name="Text_20_body">Alias: <text:span text:style-name="Strong_20_Emphasis">belum ada key-nya</text:span>, atau belum dibuat, atau belum disimpan di tempat yang semestinya.</text:p>
      <text:p text:style-name="Horizontal_20_Line"/>
      <text:h text:style-name="Heading_20_3" text:outline-level="3">Solusinya gimana?</text:h>
      <text:h text:style-name="Heading_20_4" text:outline-level="4">🔧 1. Cek apakah sudah punya SSH key</text:h>
      <text:p text:style-name="Text_20_body">Coba lihat isi folder <text:span text:style-name="Source_20_Text">~/.ssh</text:span>:</text:p>
      <text:p text:style-name="Preformatted_20_Text">bash</text:p>
      <text:p text:style-name="Preformatted_20_Text">CopyEdit</text:p>
      <text:p text:style-name="P2"><text:span text:style-name="Source_20_Text">ls ~/.ssh</text:span></text:p>
      <text:p text:style-name="Text_20_body">Harusnya ada file kayak:</text:p>
      <text:list text:style-name="L2">
        <text:list-item>
          <text:p text:style-name="P9"><text:span text:style-name="Source_20_Text">id_rsa</text:span> → ini private key</text:p>
        </text:list-item>
        <text:list-item>
          <text:p text:style-name="P9"><text:span text:style-name="Source_20_Text">id_rsa.pub</text:span> → ini public key</text:p>
        </text:list-item>
      </text:list>
      <text:p text:style-name="Text_20_body">Kalau <text:span text:style-name="Strong_20_Emphasis">nggak ada</text:span>, ya jelas <text:span text:style-name="Source_20_Text">ssh-copy-id</text:span> bingung mau ngirim apaan. Makanya dia bilang "No identities found".</text:p>
      <text:h text:style-name="Heading_20_4" text:outline-level="4">🛠️ 2. Kalau belum ada key, buat dulu:</text:h>
      <text:p text:style-name="Preformatted_20_Text">bash</text:p>
      <text:p text:style-name="Preformatted_20_Text">CopyEdit</text:p>
      <text:p text:style-name="P2"><text:span text:style-name="Source_20_Text">ssh-keygen -t rsa -b 4096</text:span></text:p>
      <text:p text:style-name="Text_20_body">Tekan <text:span text:style-name="Strong_20_Emphasis">Enter</text:span> terus aja waktu disuruh isi nama file, biar dia pake default (<text:span text:style-name="Source_20_Text">~/.ssh/id_rsa</text:span>).</text:p>
      <text:h text:style-name="Heading_20_4" text:outline-level="4">✅ 3. Setelah itu baru jalankan lagi:</text:h>
      <text:p text:style-name="Preformatted_20_Text">bash</text:p>
      <text:p text:style-name="Preformatted_20_Text">CopyEdit</text:p>
      <text:p text:style-name="P2"><text:span text:style-name="Source_20_Text">ssh-copy-id operation@192.168.56.12</text:span></text:p>
      <text:p text:style-name="Text_20_body">Harusnya sekarang berhasil — dia bakal kirim file <text:span text:style-name="Source_20_Text">id_rsa.pub</text:span> ke file <text:span text:style-name="Source_20_Text">~operation/.ssh/authorized_keys</text:span> di server tujuan.</text:p>
      <text:p text:style-name="Horizontal_20_Line"/>
      <text:h text:style-name="Heading_20_3" text:outline-level="3"><text:soft-page-break/>Tambahan: Kalau kamu pakai key dengan nama custom</text:h>
      <text:p text:style-name="Text_20_body">Misalnya kamu waktu <text:span text:style-name="Source_20_Text">ssh-keygen</text:span> pakai nama file custom kayak:</text:p>
      <text:p text:style-name="Preformatted_20_Text">bash</text:p>
      <text:p text:style-name="Preformatted_20_Text">CopyEdit</text:p>
      <text:p text:style-name="P2"><text:span text:style-name="Source_20_Text">ssh-keygen -t rsa -b 4096 -f ~/.ssh/key_cloud</text:span></text:p>
      <text:p text:style-name="Text_20_body">Maka kamu harus pakai opsi <text:span text:style-name="Source_20_Text">-i</text:span> buat specify file public key-nya:</text:p>
      <text:p text:style-name="Preformatted_20_Text">bash</text:p>
      <text:p text:style-name="Preformatted_20_Text">CopyEdit</text:p>
      <text:p text:style-name="P2"><text:span text:style-name="Source_20_Text">ssh-copy-id -i ~/.ssh/key_cloud.pub operation@192.168.56.12</text:span></text:p>
      <text:p text:style-name="Horizontal_20_Line"/>
      <text:h text:style-name="Heading_20_3" text:outline-level="3">Singkatnya:</text:h>
      <text:list text:style-name="L3">
        <text:list-item>
          <text:p text:style-name="P10">Error itu muncul karena <text:span text:style-name="Strong_20_Emphasis">belum ada SSH key di server asal</text:span>, bukan karena user <text:span text:style-name="Source_20_Text">operation</text:span>.</text:p>
        </text:list-item>
        <text:list-item>
          <text:p text:style-name="P10">Solusi: <text:span text:style-name="Source_20_Text">ssh-keygen</text:span> dulu → lalu ulangi <text:span text:style-name="Source_20_Text">ssh-copy-id</text:span></text:p>
        </text:list-item>
      </text:list>
      <text:p text:style-name="Text_20_body">Kalau udah bikin key tapi masih error juga, boleh kirim output <text:span text:style-name="Source_20_Text">ls ~/.ssh</text:span> ke gue biar kita bedah bareng.</text:p>
      <text:h text:style-name="Heading_20_5" text:outline-level="5">You said:</text:h>
      <text:p text:style-name="Text_20_body">[developer@server1 ~]$ sudo ssh-keygen -t rsa Generating public/private rsa key pair. Enter file in which to save the key (/root/.ssh/id_rsa): Enter passphrase (empty for no passphrase): Enter same passphrase again: Your identification has been saved in /root/.ssh/id_rsa Your public key has been saved in /root/.ssh/id_rsa.pub The key fingerprint is: SHA256:gDgmARKuBi0BjHpnHt2QK15f69p5zya2OgIwMNUVp3A root@server1.local The key's randomart image is: +---[RSA 3072]----+ |%. ....oE.. | |+=o. .+o o | |=.=o...+. | |++..B +.. . | |.o = * .S. . | |. o . . . | | . . | | ..o.+.. | | .o+=.=o | +----[SHA256]-----+ tp ini sudah berhasil</text:p>
      <text:h text:style-name="Heading_20_6" text:outline-level="6">ChatGPT said:</text:h>
      <text:p text:style-name="Text_20_body">Nice! Dari output yang lo kasih, <text:span text:style-name="Strong_20_Emphasis">key-nya udah berhasil dibuat</text:span>, tapi ada satu hal penting banget yang harus lo perhatiin nih... 😏</text:p>
      <text:p text:style-name="Horizontal_20_Line"/>
      <text:h text:style-name="Heading_20_3" text:outline-level="3">😬 Lo bikin key-nya pakai <text:span text:style-name="Source_20_Text">sudo</text:span>, jadi...</text:h>
      <text:p text:style-name="Preformatted_20_Text">bash</text:p>
      <text:p text:style-name="Preformatted_20_Text">CopyEdit</text:p>
      <text:p text:style-name="P2"><text:span text:style-name="Source_20_Text">sudo ssh-keygen -t rsa</text:span></text:p>
      <text:p text:style-name="Text_20_body">Itu berarti key-nya <text:span text:style-name="Strong_20_Emphasis">dibuat sebagai user </text:span><text:span text:style-name="Strong_20_Emphasis"><text:span text:style-name="Source_20_Text">root</text:span></text:span>, dan file-nya disimpan di:</text:p>
      <text:p text:style-name="Preformatted_20_Text">bash</text:p>
      <text:p text:style-name="Preformatted_20_Text">CopyEdit</text:p>
      <text:p text:style-name="P1"><text:span text:style-name="Source_20_Text">/root/.ssh/id_rsa</text:span></text:p>
      <text:p text:style-name="P4"><text:span text:style-name="Source_20_Text">/root/.ssh/id_rsa.pub</text:span></text:p>
      <text:p text:style-name="Text_20_body">➡️ Bukan di home-nya user <text:span text:style-name="Source_20_Text">developer</text:span> (<text:span text:style-name="Source_20_Text">/home/developer/.ssh/...</text:span>), yang kayaknya lo pakai sekarang.</text:p>
      <text:p text:style-name="Horizontal_20_Line"><text:soft-page-break/></text:p>
      <text:h text:style-name="Heading_20_3" text:outline-level="3">Makanya <text:span text:style-name="Source_20_Text">ssh-copy-id</text:span> tetap error</text:h>
      <text:p text:style-name="Text_20_body">Waktu lo jalanin:</text:p>
      <text:p text:style-name="Preformatted_20_Text">bash</text:p>
      <text:p text:style-name="Preformatted_20_Text">CopyEdit</text:p>
      <text:p text:style-name="P2"><text:span text:style-name="Source_20_Text">ssh-copy-id operation@192.168.56.12</text:span></text:p>
      <text:p text:style-name="Text_20_body">Command itu dijalankan sebagai <text:span text:style-name="Strong_20_Emphasis">user </text:span><text:span text:style-name="Strong_20_Emphasis"><text:span text:style-name="Source_20_Text">developer</text:span></text:span>, dan dia nyari key di:</text:p>
      <text:p text:style-name="Preformatted_20_Text">swift</text:p>
      <text:p text:style-name="Preformatted_20_Text">CopyEdit</text:p>
      <text:p text:style-name="P2"><text:span text:style-name="Source_20_Text">/home/developer/.ssh/id_rsa.pub</text:span></text:p>
      <text:p text:style-name="Text_20_body">Tapi karena lo bikin key-nya di <text:span text:style-name="Source_20_Text">/root</text:span>, ya jelas dia nggak nemu. 😅<text:line-break/>Si <text:span text:style-name="Source_20_Text">developer</text:span> nggak punya SSH key.</text:p>
      <text:p text:style-name="Horizontal_20_Line"/>
      <text:h text:style-name="Heading_20_3" text:outline-level="3">🔧 Solusi ada 2:</text:h>
      <text:h text:style-name="Heading_20_4" text:outline-level="4">✅ Opsi 1: <text:span text:style-name="Strong_20_Emphasis">Bikin SSH key sebagai user </text:span><text:span text:style-name="Strong_20_Emphasis"><text:span text:style-name="Source_20_Text">developer</text:span></text:span></text:h>
      <text:p text:style-name="Text_20_body">Jangan pakai <text:span text:style-name="Source_20_Text">sudo</text:span>. Cukup:</text:p>
      <text:p text:style-name="Preformatted_20_Text">bash</text:p>
      <text:p text:style-name="Preformatted_20_Text">CopyEdit</text:p>
      <text:p text:style-name="P2"><text:span text:style-name="Source_20_Text">ssh-keygen -t rsa -b 4096</text:span></text:p>
      <text:p text:style-name="Text_20_body">Saat dia tanya:</text:p>
      <text:p text:style-name="Preformatted_20_Text">bash</text:p>
      <text:p text:style-name="Preformatted_20_Text">CopyEdit</text:p>
      <text:p text:style-name="P2"><text:span text:style-name="Source_20_Text">Enter file in which to save the key (/home/developer/.ssh/id_rsa):</text:span></text:p>
      <text:p text:style-name="Text_20_body">Langsung tekan <text:span text:style-name="Strong_20_Emphasis">Enter</text:span> aja.</text:p>
      <text:p text:style-name="Text_20_body">Setelah itu:</text:p>
      <text:p text:style-name="Preformatted_20_Text">bash</text:p>
      <text:p text:style-name="Preformatted_20_Text">CopyEdit</text:p>
      <text:p text:style-name="P2"><text:span text:style-name="Source_20_Text">ssh-copy-id operation@192.168.56.12</text:span></text:p>
      <text:p text:style-name="Text_20_body">Beres!</text:p>
      <text:p text:style-name="Horizontal_20_Line"/>
      <text:h text:style-name="Heading_20_4" text:outline-level="4">🔁 Opsi 2: (ngakal-ngakal dikit) Salin key dari root ke developer</text:h>
      <text:p text:style-name="Text_20_body">Kalau lo udah kadung bikin key-nya sebagai root, dan males bikin ulang, bisa juga lo <text:span text:style-name="Strong_20_Emphasis">copy public key-nya</text:span> dari root ke developer:</text:p>
      <text:p text:style-name="Preformatted_20_Text">bash</text:p>
      <text:p text:style-name="Preformatted_20_Text">CopyEdit</text:p>
      <text:p text:style-name="P1"><text:span text:style-name="Source_20_Text">sudo cp /root/.ssh/id_rsa.pub /home/developer/.ssh/id_rsa.pub</text:span></text:p>
      <text:p text:style-name="P4"><text:span text:style-name="Source_20_Text">sudo chown developer:developer /home/developer/.ssh/id_rsa.pub</text:span></text:p>
      <text:p text:style-name="Text_20_body"><text:soft-page-break/>Tapi ini cuma public key-nya doang. Kalau lo butuh private key juga (biar bisa login dari client), salin juga:</text:p>
      <text:p text:style-name="Preformatted_20_Text">bash</text:p>
      <text:p text:style-name="Preformatted_20_Text">CopyEdit</text:p>
      <text:p text:style-name="P1"><text:span text:style-name="Source_20_Text">sudo cp /root/.ssh/id_rsa /home/developer/.ssh/id_rsa</text:span></text:p>
      <text:p text:style-name="P3"><text:span text:style-name="Source_20_Text">sudo chown developer:developer /home/developer/.ssh/id_rsa</text:span></text:p>
      <text:p text:style-name="P4"><text:span text:style-name="Source_20_Text">chmod 600 /home/developer/.ssh/id_rsa</text:span></text:p>
      <text:p text:style-name="Horizontal_20_Line"/>
      <text:h text:style-name="Heading_20_3" text:outline-level="3">🔐 Rekomendasi gue?</text:h>
      <text:p text:style-name="Text_20_body">Lebih bersih dan aman kalau lo <text:span text:style-name="Strong_20_Emphasis">hapus key yang tadi dibuat sebagai root</text:span>, terus <text:span text:style-name="Strong_20_Emphasis">bikin ulang tanpa </text:span><text:span text:style-name="Strong_20_Emphasis"><text:span text:style-name="Source_20_Text">sudo</text:span></text:span>.</text:p>
      <text:p text:style-name="Preformatted_20_Text">bash</text:p>
      <text:p text:style-name="Preformatted_20_Text">CopyEdit</text:p>
      <text:p text:style-name="P2"><text:span text:style-name="Source_20_Text">ssh-keygen -t rsa -b 4096</text:span></text:p>
      <text:p text:style-name="Horizontal_20_Line"/>
      <text:p text:style-name="Text_20_body">Kalau lo mau gue bantu cek folder <text:span text:style-name="Source_20_Text">.ssh</text:span> dan file-filenya, kirim output dari:</text:p>
      <text:p text:style-name="Preformatted_20_Text">bash</text:p>
      <text:p text:style-name="Preformatted_20_Text">CopyEdit</text:p>
      <text:p text:style-name="P2"><text:span text:style-name="Source_20_Text">ls -l ~/.ssh</text:span></text:p>
      <text:p text:style-name="Text_20_body">Kita pastiin bareng biar nggak kena error nyebelin kayak tadi lagi 😄</text:p>
      <text:h text:style-name="Heading_20_5" text:outline-level="5">You said:</text:h>
      <text:p text:style-name="Text_20_body">owh jadi nggak perlu pake sudo ya cukup masuk sebagai user developer trus ssh-keygen aja ya</text:p>
      <text:h text:style-name="Heading_20_6" text:outline-level="6">ChatGPT said:</text:h>
      <text:p text:style-name="Text_20_body"><text:span text:style-name="Strong_20_Emphasis">Bener banget, Budi!</text:span> 🙌</text:p>
      <text:p text:style-name="Text_20_body"><text:span text:style-name="Strong_20_Emphasis">Nggak usah pake </text:span><text:span text:style-name="Strong_20_Emphasis"><text:span text:style-name="Source_20_Text">sudo</text:span></text:span>, cukup login sebagai user <text:span text:style-name="Source_20_Text">developer</text:span>, terus langsung aja jalanin:</text:p>
      <text:p text:style-name="Preformatted_20_Text">bash</text:p>
      <text:p text:style-name="Preformatted_20_Text">CopyEdit</text:p>
      <text:p text:style-name="P2"><text:span text:style-name="Source_20_Text">ssh-keygen -t rsa -b 4096</text:span></text:p>
      <text:p text:style-name="Text_20_body">Itu udah cukup kok! 😄<text:line-break/>Key-nya nanti otomatis disimpan di:</text:p>
      <text:p text:style-name="Preformatted_20_Text">swift</text:p>
      <text:p text:style-name="Preformatted_20_Text">CopyEdit</text:p>
      <text:p text:style-name="P1"><text:span text:style-name="Source_20_Text">/home/developer/.ssh/id_rsa <text:s text:c="6"/>← private key</text:span></text:p>
      <text:p text:style-name="P4"><text:span text:style-name="Source_20_Text">/home/developer/.ssh/id_rsa.pub <text:s text:c="2"/>← public key</text:span></text:p>
      <text:p text:style-name="Text_20_body">Dan user <text:span text:style-name="Source_20_Text">developer</text:span> itu yang nanti bakal <text:span text:style-name="Strong_20_Emphasis">pakai key itu</text:span> buat konek ke server lain via <text:span text:style-name="Source_20_Text">ssh</text:span>.</text:p>
      <text:p text:style-name="Horizontal_20_Line"/>
      <text:h text:style-name="Heading_20_3" text:outline-level="3">Kenapa nggak perlu <text:span text:style-name="Source_20_Text">sudo</text:span>?</text:h>
      <text:p text:style-name="Text_20_body">Karena:</text:p>
      <text:list text:style-name="L4">
        <text:list-item>
          <text:p text:style-name="P11">SSH key itu personal → per user.</text:p>
        </text:list-item>
        <text:list-item>
          <text:p text:style-name="P11"><text:soft-page-break/>Kalau kamu pakai <text:span text:style-name="Source_20_Text">sudo</text:span>, itu artinya kamu bikin key-nya untuk user <text:span text:style-name="Source_20_Text">root</text:span>, bukan untuk user yang biasa kamu pakai.</text:p>
        </text:list-item>
        <text:list-item>
          <text:p text:style-name="P11">Nanti malah ribet: user <text:span text:style-name="Source_20_Text">developer</text:span> nggak punya akses ke key-nya, jadi <text:span text:style-name="Source_20_Text">ssh</text:span> atau <text:span text:style-name="Source_20_Text">ssh-copy-id</text:span> bisa error lagi.</text:p>
        </text:list-item>
      </text:list>
      <text:p text:style-name="Horizontal_20_Line"/>
      <text:h text:style-name="Heading_20_3" text:outline-level="3">Jadi, langkah yang ideal:</text:h>
      <text:list text:style-name="L5">
        <text:list-item>
          <text:p text:style-name="P12"><text:span text:style-name="Strong_20_Emphasis">Login sebagai user developer</text:span> (nggak usah <text:span text:style-name="Source_20_Text">sudo</text:span>-sudoan).</text:p>
        </text:list-item>
        <text:list-item>
          <text:p text:style-name="P12">Jalankan:</text:p>
          <text:p text:style-name="P5">bash</text:p>
          <text:p text:style-name="P5">CopyEdit</text:p>
          <text:p text:style-name="P6"><text:span text:style-name="Source_20_Text">ssh-keygen -t rsa -b 4096</text:span></text:p>
          <text:p text:style-name="P12">Tekan Enter terus aja sampai selesai.</text:p>
        </text:list-item>
        <text:list-item>
          <text:p text:style-name="P12">Lalu copy public key-nya ke server tujuan:</text:p>
          <text:p text:style-name="P5">bash</text:p>
          <text:p text:style-name="P5">CopyEdit</text:p>
          <text:p text:style-name="P6"><text:span text:style-name="Source_20_Text">ssh-copy-id operation@192.168.56.12</text:span></text:p>
        </text:list-item>
        <text:list-item>
          <text:p text:style-name="P12">Coba konek ke server:</text:p>
          <text:p text:style-name="P5">bash</text:p>
          <text:p text:style-name="P5">CopyEdit</text:p>
          <text:p text:style-name="P6"><text:span text:style-name="Source_20_Text">ssh operation@192.168.56.12</text:span></text:p>
          <text:p text:style-name="P12">Harusnya nggak diminta password lagi, karena udah pakai key.</text:p>
        </text:list-item>
      </text:list>
      <text:p text:style-name="Horizontal_20_Line"/>
      <text:p text:style-name="Text_20_body">Kalau lo pengin lebih rapi atau pakai key dengan nama lain (misal buat cloud project tertentu), bisa juga:</text:p>
      <text:p text:style-name="Preformatted_20_Text">bash</text:p>
      <text:p text:style-name="Preformatted_20_Text">CopyEdit</text:p>
      <text:p text:style-name="P2"><text:span text:style-name="Source_20_Text">ssh-keygen -t rsa -b 4096 -f ~/.ssh/id_cloud_project</text:span></text:p>
      <text:p text:style-name="Text_20_body">Terus tinggal pakai:</text:p>
      <text:p text:style-name="Preformatted_20_Text">bash</text:p>
      <text:p text:style-name="Preformatted_20_Text">CopyEdit</text:p>
      <text:p text:style-name="P2"><text:span text:style-name="Source_20_Text">ssh-copy-id -i ~/.ssh/id_cloud_project.pub operation@192.168.56.12</text:span></text:p>
      <text:p text:style-name="Text_20_body">Kalau butuh bantuin debug atau pengaturan lanjut (kayak config <text:span text:style-name="Source_20_Text">~/.ssh/config</text:span> biar hidup lebih mudah), tinggal bilang aja! 😄</text:p>
      <text:h text:style-name="Heading_20_5" text:outline-level="5">You said:</text:h>
      <text:p text:style-name="Text_20_body">trus apakah keygen yang sudah terbentuk di root tadi harus di hapus atau bagaimana</text:p>
      <text:h text:style-name="Heading_20_6" text:outline-level="6">ChatGPT said:</text:h>
      <text:p text:style-name="Text_20_body">Ah, pertanyaan bagus banget Budi! 😎</text:p>
      <text:h text:style-name="Heading_20_3" text:outline-level="3"><text:soft-page-break/>Jawabannya: <text:span text:style-name="Strong_20_Emphasis">Yes, sebaiknya dihapus aja key yang tadi dibuat di </text:span><text:span text:style-name="Strong_20_Emphasis"><text:span text:style-name="Source_20_Text">/root</text:span></text:span></text:h>
      <text:p text:style-name="Text_20_body"><text:span text:style-name="Emphasis">Kecuali</text:span> kamu memang <text:span text:style-name="Strong_20_Emphasis">sengaja mau pakai user </text:span><text:span text:style-name="Strong_20_Emphasis"><text:span text:style-name="Source_20_Text">root</text:span></text:span><text:span text:style-name="Strong_20_Emphasis"> buat SSH ke server</text:span>, tapi itu <text:span text:style-name="Strong_20_Emphasis">nggak disarankan</text:span> di kebanyakan kasus.</text:p>
      <text:p text:style-name="Horizontal_20_Line"/>
      <text:h text:style-name="Heading_20_3" text:outline-level="3">Kenapa lebih baik dihapus?</text:h>
      <text:list text:style-name="L6">
        <text:list-item>
          <text:p text:style-name="P13">🔐 <text:span text:style-name="Strong_20_Emphasis">Security best practice</text:span><text:line-break/>Akses root itu <text:span text:style-name="Emphasis">super power</text:span>. Kalau key itu sampai bocor atau salah tempel ke server lain, orang bisa login sebagai root. Ngeri, Bro 😬</text:p>
        </text:list-item>
        <text:list-item>
          <text:p text:style-name="P13">🚫 <text:span text:style-name="Strong_20_Emphasis">Bikin bingung</text:span><text:line-break/>Nanti lo punya key di user <text:span text:style-name="Source_20_Text">developer</text:span> <text:span text:style-name="Strong_20_Emphasis">dan</text:span> key di <text:span text:style-name="Source_20_Text">root</text:span>, trus bingung:<text:line-break/>"Eh ini key yang mana yang dipakai ya? Kok ssh-nya connect tapi bukan pakai key yang baru?"<text:line-break/>→ Jadi susah troubleshooting.</text:p>
        </text:list-item>
        <text:list-item>
          <text:p text:style-name="P13">💡 <text:span text:style-name="Strong_20_Emphasis">Good habit</text:span><text:line-break/>Biar environment lo bersih dan rapi. Ini penting banget apalagi lo lagi transisi ke <text:span text:style-name="Strong_20_Emphasis">cloud engineer</text:span> — kebersihan SSH key itu modal awal di dunia DevOps / SysOps 😎</text:p>
        </text:list-item>
      </text:list>
      <text:p text:style-name="Horizontal_20_Line"/>
      <text:h text:style-name="Heading_20_3" text:outline-level="3">Cara hapus key di root:</text:h>
      <text:p text:style-name="Text_20_body">Kalau udah yakin gak butuh lagi, login root atau pakai <text:span text:style-name="Source_20_Text">sudo</text:span> lalu hapus aja:</text:p>
      <text:p text:style-name="Preformatted_20_Text">bash</text:p>
      <text:p text:style-name="Preformatted_20_Text">CopyEdit</text:p>
      <text:p text:style-name="P2"><text:span text:style-name="Source_20_Text">sudo rm /root/.ssh/id_rsa /root/.ssh/id_rsa.pub</text:span></text:p>
      <text:p text:style-name="Text_20_body">Kalau ternyata folder <text:span text:style-name="Source_20_Text">.ssh</text:span> di root gak dipakai buat apa-apa lagi, lo bisa bersih-bersih juga:</text:p>
      <text:p text:style-name="Preformatted_20_Text">bash</text:p>
      <text:p text:style-name="Preformatted_20_Text">CopyEdit</text:p>
      <text:p text:style-name="P2"><text:span text:style-name="Source_20_Text">sudo rm -r /root/.ssh</text:span></text:p>
      <text:p text:style-name="Text_20_body">Tapi <text:span text:style-name="Strong_20_Emphasis">hati-hati</text:span>! Jangan sampai ngapus key lain kalau ternyata root-nya masih pakai buat kebutuhan tertentu (misalnya backup, ansible, dll).</text:p>
      <text:p text:style-name="Horizontal_20_Line"/>
      <text:h text:style-name="Heading_20_3" text:outline-level="3">Ringkasan:</text:h>
      <text:p text:style-name="Text_20_body">✅ Kamu udah jalan di jalur yang bener dengan pakai key sebagai <text:span text:style-name="Source_20_Text">developer</text:span><text:line-break/>🧹 Hapus key yang di root biar gak nimbun &amp; gak bikin masalah nanti<text:line-break/>🚀 Makin dekat jadi cloud engineer sejati nih!</text:p>
      <text:p text:style-name="Text_20_body">Butuh bantu nge-set <text:span text:style-name="Source_20_Text">~/.ssh/config</text:span> biar gak ribet ngetik IP atau key terus-menerus? Bisa juga gue bantuin 😄</text:p>
      <text:h text:style-name="Heading_20_5" text:outline-level="5"><text:soft-page-break/>You said:</text:h>
      <text:p text:style-name="Text_20_body">developer@server1 ~]$ ssh-copy-id operation@server2 /usr/bin/ssh-copy-id: INFO: Source of key(s) to be installed: "/home/developer/.ssh/id_rsa.pub" /usr/bin/ssh-copy-id: INFO: attempting to log in with the new key(s), to filter out any that are already installed Enter passphrase for key '/home/developer/.ssh/id_rsa': /usr/bin/ssh-copy-id: WARNING: All keys were skipped because they already exist on the remote system. (if you think this is a mistake, you may want to use -f option) kenapa g bisa masuk ya apa salah passwordnya</text:p>
      <text:h text:style-name="Heading_20_6" text:outline-level="6">ChatGPT said:</text:h>
      <text:p text:style-name="Text_20_body">Oke Budi, ini sebenernya bukan error, tapi lebih ke notifikasi yang kadang bikin orang bingung. Yuk kita kupas:</text:p>
      <text:p text:style-name="Horizontal_20_Line"/>
      <text:h text:style-name="Heading_20_3" text:outline-level="3">✅ <text:span text:style-name="Strong_20_Emphasis">Penjelasan Output-nya:</text:span></text:h>
      <text:p text:style-name="Preformatted_20_Text">pgsql</text:p>
      <text:p text:style-name="Preformatted_20_Text">CopyEdit</text:p>
      <text:p text:style-name="P2"><text:span text:style-name="Source_20_Text">/usr/bin/ssh-copy-id: INFO: Source of key(s) to be installed: "/home/developer/.ssh/id_rsa.pub"</text:span></text:p>
      <text:p text:style-name="Text_20_body">→ Dia pakai key yang ini.</text:p>
      <text:p text:style-name="Preformatted_20_Text">swift</text:p>
      <text:p text:style-name="Preformatted_20_Text">CopyEdit</text:p>
      <text:p text:style-name="P2"><text:span text:style-name="Source_20_Text">Enter passphrase for key '/home/developer/.ssh/id_rsa': </text:span></text:p>
      <text:p text:style-name="Text_20_body">→ Artinya: <text:span text:style-name="Strong_20_Emphasis">key yang kamu buat sebelumnya pakai passphrase</text:span>, jadi sekarang kamu diminta masukin <text:span text:style-name="Strong_20_Emphasis">passphrase-nya</text:span> (bukan password user <text:span text:style-name="Source_20_Text">operation</text:span> ya!).</text:p>
      <text:p text:style-name="Text_20_body">Kalau kamu salah masukin, ya dia nggak bisa unlock private key-nya.</text:p>
      <text:p text:style-name="Preformatted_20_Text">pgsql</text:p>
      <text:p text:style-name="Preformatted_20_Text">CopyEdit</text:p>
      <text:p text:style-name="P2"><text:span text:style-name="Source_20_Text">/usr/bin/ssh-copy-id: WARNING: All keys were skipped because they already exist on the remote system.</text:span></text:p>
      <text:p text:style-name="Text_20_body">→ Artinya: <text:span text:style-name="Strong_20_Emphasis">Public key kamu udah ada di server2</text:span>, jadi dia <text:span text:style-name="Strong_20_Emphasis">nggak perlu nambahin lagi</text:span>.</text:p>
      <text:p text:style-name="Horizontal_20_Line"/>
      <text:h text:style-name="Heading_20_3" text:outline-level="3">Jadi, intinya:</text:h>
      <text:list text:style-name="L7">
        <text:list-item>
          <text:p text:style-name="P14">Lo <text:span text:style-name="Strong_20_Emphasis">berhasil</text:span> copy key-nya sebelumnya.</text:p>
        </text:list-item>
        <text:list-item>
          <text:p text:style-name="P14">Sekarang SSH tinggal <text:span text:style-name="Strong_20_Emphasis">pakai key itu buat login</text:span>, tapi:</text:p>
        </text:list-item>
        <text:list-item>
          <text:p text:style-name="P14">Karena key-nya pakai <text:span text:style-name="Strong_20_Emphasis">passphrase</text:span>, setiap login lo bakal diminta masukin passphrase.</text:p>
        </text:list-item>
      </text:list>
      <text:p text:style-name="Horizontal_20_Line"/>
      <text:h text:style-name="Heading_20_3" text:outline-level="3">🔍 Sekarang pertanyaannya: <text:span text:style-name="Strong_20_Emphasis">Kenapa gak bisa masuk?</text:span></text:h>
      <text:p text:style-name="Text_20_body">➡️ Coba langsung tes login aja dulu:</text:p>
      <text:p text:style-name="Preformatted_20_Text">bash</text:p>
      <text:p text:style-name="Preformatted_20_Text">CopyEdit</text:p>
      <text:p text:style-name="P2"><text:span text:style-name="Source_20_Text">ssh operation@server2</text:span></text:p>
      <text:p text:style-name="Text_20_body"><text:soft-page-break/>Kalau muncul:</text:p>
      <text:p text:style-name="Preformatted_20_Text">swift</text:p>
      <text:p text:style-name="Preformatted_20_Text">CopyEdit</text:p>
      <text:p text:style-name="P2"><text:span text:style-name="Source_20_Text">Enter passphrase for key '/home/developer/.ssh/id_rsa':</text:span></text:p>
      <text:p text:style-name="Text_20_body">Itu normal — lo tinggal masukin <text:span text:style-name="Strong_20_Emphasis">passphrase</text:span> yang lo bikin waktu <text:span text:style-name="Source_20_Text">ssh-keygen</text:span>.</text:p>
      <text:p text:style-name="Text_20_body">Kalau passphrase-nya salah, dia akan gagal login.<text:line-break/>Kalau benar, harusnya langsung masuk ke server2 <text:span text:style-name="Strong_20_Emphasis">tanpa minta password Linux-nya </text:span><text:span text:style-name="Strong_20_Emphasis"><text:span text:style-name="Source_20_Text">operation</text:span></text:span>.</text:p>
      <text:p text:style-name="Horizontal_20_Line"/>
      <text:h text:style-name="Heading_20_3" text:outline-level="3">💡 Tips: Biar gak diminta passphrase terus-menerus</text:h>
      <text:p text:style-name="Text_20_body">Lo bisa pakai <text:span text:style-name="Strong_20_Emphasis">ssh-agent</text:span>, biar key-nya di-load sekali, dan gak perlu ngetik passphrase tiap waktu.</text:p>
      <text:p text:style-name="Preformatted_20_Text">bash</text:p>
      <text:p text:style-name="Preformatted_20_Text">CopyEdit</text:p>
      <text:p text:style-name="P1"><text:span text:style-name="Source_20_Text">eval "$(ssh-agent -s)"</text:span></text:p>
      <text:p text:style-name="P4"><text:span text:style-name="Source_20_Text">ssh-add ~/.ssh/id_rsa</text:span></text:p>
      <text:p text:style-name="Text_20_body">Dia akan minta passphrase sekali. Setelah itu, lo bisa ssh ke mana-mana <text:span text:style-name="Strong_20_Emphasis">tanpa diminta ulang</text:span> selama terminal/agent-nya aktif.</text:p>
      <text:p text:style-name="Horizontal_20_Line"/>
      <text:h text:style-name="Heading_20_3" text:outline-level="3">🔚 Kesimpulan:</text:h>
      <text:list text:style-name="L8">
        <text:list-item>
          <text:p text:style-name="P15">Ini bukan karena salah password user <text:span text:style-name="Source_20_Text">operation</text:span>.</text:p>
        </text:list-item>
        <text:list-item>
          <text:p text:style-name="P15">Lo diminta <text:span text:style-name="Strong_20_Emphasis">passphrase dari private key</text:span> yang kamu buat.</text:p>
        </text:list-item>
        <text:list-item>
          <text:p text:style-name="P15"><text:span text:style-name="Source_20_Text">ssh-copy-id</text:span> gak nambahin apa-apa karena key-nya <text:span text:style-name="Strong_20_Emphasis">sudah ada di server</text:span>.</text:p>
        </text:list-item>
        <text:list-item>
          <text:p text:style-name="P15">Coba langsung <text:span text:style-name="Source_20_Text">ssh operation@server2</text:span> buat ngetes.</text:p>
        </text:list-item>
        <text:list-item>
          <text:p text:style-name="P15">Tambahin ke <text:span text:style-name="Source_20_Text">ssh-agent</text:span> biar gak ribet ngetik passphrase terus.</text:p>
        </text:list-item>
      </text:list>
      <text:p text:style-name="Text_20_body">Kalau lupa passphrase-nya, ya... 😬 Kita harus bikin SSH key baru. Tapi semoga aja inget ya! 😄<text:line-break/>Butuh bantu reset key atau setup ulang, tinggal panggil gue.</text:p>
      <text:h text:style-name="Heading_20_5" text:outline-level="5">You said:</text:h>
      <text:p text:style-name="Text_20_body">rsync itu klo d pikir" sama kaya hardlink ya cuma ini beda server atau beda vm klo hardlink dan softlink kan dia di dalam 1 vm yang sama</text:p>
      <text:h text:style-name="Heading_20_6" text:outline-level="6">ChatGPT said:</text:h>
      <text:p text:style-name="Text_20_body">Yess Budi, kamu <text:span text:style-name="Strong_20_Emphasis">nangkepnya udah setengah jalan ke arah bener</text:span>, tinggal kita bedain lebih jelas nih:</text:p>
      <text:p text:style-name="Horizontal_20_Line"/>
      <text:h text:style-name="Heading_20_3" text:outline-level="3">🔁 <text:span text:style-name="Strong_20_Emphasis"><text:span text:style-name="Source_20_Text">rsync</text:span></text:span><text:span text:style-name="Strong_20_Emphasis"> itu apa sih sebenarnya?</text:span></text:h>
      <text:p text:style-name="Text_20_body"><text:span text:style-name="Source_20_Text">rsync</text:span> itu tool buat <text:span text:style-name="Strong_20_Emphasis">sinkronisasi file/direktori</text:span> dari satu tempat ke tempat lain. Bisa:</text:p>
      <text:list text:style-name="L9">
        <text:list-item>
          <text:p text:style-name="P16"><text:soft-page-break/>Lokal → Lokal (misal <text:span text:style-name="Source_20_Text">/data/ke-folder-lain</text:span>)</text:p>
        </text:list-item>
        <text:list-item>
          <text:p text:style-name="P16">Lokal → Remote (via SSH)</text:p>
        </text:list-item>
        <text:list-item>
          <text:p text:style-name="P16">Remote → Lokal</text:p>
        </text:list-item>
        <text:list-item>
          <text:p text:style-name="P16">Bahkan Lokal ↔ Remote pakai SSH tunnel</text:p>
        </text:list-item>
      </text:list>
      <text:p text:style-name="Text_20_body">Tapi intinya: dia <text:span text:style-name="Strong_20_Emphasis">copy data</text:span> (real copy), <text:span text:style-name="Strong_20_Emphasis">bukan shortcut</text:span>, alias <text:span text:style-name="Strong_20_Emphasis">beda banget dari hardlink/softlink</text:span>.</text:p>
      <text:p text:style-name="Horizontal_20_Line"/>
      <text:h text:style-name="Heading_20_3" text:outline-level="3">🔗 Sekilas tentang Hardlink &amp; Softlink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Jenis Link</text:p>
            </table:table-cell>
            <table:table-cell table:style-name="Table2.A1" office:value-type="string">
              <text:p text:style-name="Table_20_Heading">Lokasi</text:p>
            </table:table-cell>
            <table:table-cell table:style-name="Table2.A1" office:value-type="string">
              <text:p text:style-name="Table_20_Heading">Gaya Kerja</text:p>
            </table:table-cell>
            <table:table-cell table:style-name="Table2.A1" office:value-type="string">
              <text:p text:style-name="Table_20_Heading">Bisa antar VM/server?</text:p>
            </table:table-cell>
            <table:table-cell table:style-name="Table2.A1" office:value-type="string">
              <text:p text:style-name="Table_20_Heading">Catata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Hardlink</text:span></text:p>
          </table:table-cell>
          <table:table-cell table:style-name="Table2.A1" office:value-type="string">
            <text:p text:style-name="Table_20_Contents">Lokal (1 filesystem)</text:p>
          </table:table-cell>
          <table:table-cell table:style-name="Table2.A1" office:value-type="string">
            <text:p text:style-name="Table_20_Contents">File "kembar identik" – referensi inode yang sama</text:p>
          </table:table-cell>
          <table:table-cell table:style-name="Table2.A1" office:value-type="string">
            <text:p text:style-name="Table_20_Contents">❌ Nggak bisa antar server/VM</text:p>
          </table:table-cell>
          <table:table-cell table:style-name="Table2.A1" office:value-type="string">
            <text:p text:style-name="Table_20_Contents">Harus satu partisi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ftlink (symlink)</text:span></text:p>
          </table:table-cell>
          <table:table-cell table:style-name="Table2.A1" office:value-type="string">
            <text:p text:style-name="Table_20_Contents">Lokal (kadang bisa cross-filesystem)</text:p>
          </table:table-cell>
          <table:table-cell table:style-name="Table2.A1" office:value-type="string">
            <text:p text:style-name="Table_20_Contents">Shortcut ke file asli (path-nya)</text:p>
          </table:table-cell>
          <table:table-cell table:style-name="Table2.A1" office:value-type="string">
            <text:p text:style-name="Table_20_Contents">❌ Nggak bisa antar server/VM</text:p>
          </table:table-cell>
          <table:table-cell table:style-name="Table2.A1" office:value-type="string">
            <text:p text:style-name="Table_20_Contents">Bisa rusak kalau file asli dipindah/hila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sync</text:span></text:p>
          </table:table-cell>
          <table:table-cell table:style-name="Table2.A1" office:value-type="string">
            <text:p text:style-name="Table_20_Contents">Bisa lokal/remote</text:p>
          </table:table-cell>
          <table:table-cell table:style-name="Table2.A1" office:value-type="string">
            <text:p text:style-name="Table_20_Contents">Sinkronisasi isi file secara real (copy/update)</text:p>
          </table:table-cell>
          <table:table-cell table:style-name="Table2.A1" office:value-type="string">
            <text:p text:style-name="Table_20_Contents">✅ Bisa antar server/VM via SSH</text:p>
          </table:table-cell>
          <table:table-cell table:style-name="Table2.A1" office:value-type="string">
            <text:p text:style-name="Table_20_Contents">Smart: hanya sync yg berubah</text:p>
          </table:table-cell>
        </table:table-row>
      </table:table>
      <text:p text:style-name="Horizontal_20_Line"/>
      <text:h text:style-name="Heading_20_3" text:outline-level="3">🧠 Jadi, analogi yang pas:</text:h>
      <text:list text:style-name="L10">
        <text:list-item>
          <text:p text:style-name="P17">Kalau <text:span text:style-name="Strong_20_Emphasis">hardlink/softlink</text:span> = kayak <text:span text:style-name="Strong_20_Emphasis">papan petunjuk arah ke file asli</text:span> di satu tempat</text:p>
        </text:list-item>
        <text:list-item>
          <text:p text:style-name="P17">Maka <text:span text:style-name="Strong_20_Emphasis">rsync</text:span> = kayak <text:span text:style-name="Strong_20_Emphasis">ambil salinan isi file-nya dan kirim ke tempat lain</text:span>, baik di server lokal atau server tetangga</text:p>
        </text:list-item>
      </text:list>
      <text:p text:style-name="Horizontal_20_Line"/>
      <text:h text:style-name="Heading_20_3" text:outline-level="3">✨ Kelebihan rsync (dibanding copy biasa)</text:h>
      <text:list text:style-name="L11">
        <text:list-item>
          <text:p text:style-name="P18">Hanya copy bagian file yang berubah (hemat bandwidth)</text:p>
        </text:list-item>
        <text:list-item>
          <text:p text:style-name="P18">Bisa kompres selama transfer (<text:span text:style-name="Source_20_Text">-z</text:span>)</text:p>
        </text:list-item>
        <text:list-item>
          <text:p text:style-name="P18">Bisa pakai SSH (<text:span text:style-name="Source_20_Text">-e ssh</text:span>)</text:p>
        </text:list-item>
        <text:list-item>
          <text:p text:style-name="P18">Bisa sync recursive, simpan permission, owner, dsb</text:p>
        </text:list-item>
        <text:list-item>
          <text:p text:style-name="P18">Bisa buat <text:span text:style-name="Strong_20_Emphasis">backup otomatis</text:span></text:p>
        </text:list-item>
      </text:list>
      <text:p text:style-name="Horizontal_20_Line"/>
      <text:h text:style-name="Heading_20_3" text:outline-level="3">Contoh real antar server:</text:h>
      <text:p text:style-name="Preformatted_20_Text">bash</text:p>
      <text:p text:style-name="Preformatted_20_Text">CopyEdit</text:p>
      <text:p text:style-name="P2"><text:span text:style-name="Source_20_Text">rsync -avz -e ssh /home/developer/ operation@192.168.56.12:/home/operation/backup/</text:span></text:p>
      <text:p text:style-name="Text_20_body"><text:soft-page-break/>Artinya: sinkronin semua isi <text:span text:style-name="Source_20_Text">/home/developer/</text:span> ke server2, folder <text:span text:style-name="Source_20_Text">/home/operation/backup/</text:span>, lewat SSH, lengkap dengan struktur foldernya (<text:span text:style-name="Source_20_Text">-a</text:span>) dan kompres data (<text:span text:style-name="Source_20_Text">-z</text:span>).</text:p>
      <text:p text:style-name="Horizontal_20_Line"/>
      <text:h text:style-name="Heading_20_3" text:outline-level="3">🚫 Tapi jangan salah: rsync bukan "linking" ya</text:h>
      <text:p text:style-name="Text_20_body">Dia <text:span text:style-name="Strong_20_Emphasis">copy beneran</text:span> file-nya, bukan referensi ke file lama.</text:p>
      <text:p text:style-name="Horizontal_20_Line"/>
      <text:h text:style-name="Heading_20_3" text:outline-level="3">🚀 Singkatnya:</text:h>
      <text:p text:style-name="Quotations"><text:span text:style-name="Strong_20_Emphasis">Hardlink/symlink = shortcut lokal.<text:line-break/>rsync = copy/sync isi file antar lokasi, bisa lintas server.</text:span></text:p>
      <text:p text:style-name="Text_20_body">Kalau kamu pengin bikin sistem mirip <text:span text:style-name="Emphasis">shared folder antar server</text:span>, atau backup otomatis antar VM, <text:span text:style-name="Source_20_Text">rsync</text:span> itu senjata wajib.<text:line-break/>Tinggal di-combo-in sama <text:span text:style-name="Source_20_Text">cron</text:span> atau <text:span text:style-name="Source_20_Text">systemd timer</text:span>, jadi DevOps-ready banget 😎</text:p>
      <text:p text:style-name="Horizontal_20_Line"/>
      <text:p text:style-name="Text_20_body">Mau gue bantu bikin contoh skrip rsync harian antar VM? Atau butuh dijelasin kapan mending pakai rsync vs NFS vs SCP? Gas aja bro!</text:p>
      <text:h text:style-name="Heading_20_5" text:outline-level="5">You said:</text:h>
      <text:p text:style-name="Text_20_body">dan lebih mirip juga ky nfs server ya hahahaaaa semuanya mirip" ya</text:p>
      <text:h text:style-name="Heading_20_6" text:outline-level="6">ChatGPT said:</text:h>
      <text:p text:style-name="Text_20_body">😂 Hahaha iya Budi, <text:span text:style-name="Strong_20_Emphasis">kelihatannya mirip-mirip</text:span>, tapi begitu dikulik lebih dalam, ternyata beda-beda fungsi &amp; cara kerjanya.</text:p>
      <text:p text:style-name="Text_20_body">Lo udah nyambungin ke <text:span text:style-name="Strong_20_Emphasis">NFS</text:span>, dan itu makin mantep. Yuk kita bandingin langsung:</text:p>
      <text:p text:style-name="Horizontal_20_Line"/>
      <text:h text:style-name="Heading_20_2" text:outline-level="2">🔁 <text:span text:style-name="Source_20_Text">rsync</text:span> vs 🗂️ <text:span text:style-name="Source_20_Text">NFS</text:span> vs 🔗 hardlink/symlink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Fitur</text:p>
            </table:table-cell>
            <table:table-cell table:style-name="Table3.A1" office:value-type="string">
              <text:p text:style-name="Table_20_Heading"><text:span text:style-name="Source_20_Text">rsync</text:span></text:p>
            </table:table-cell>
            <table:table-cell table:style-name="Table3.A1" office:value-type="string">
              <text:p text:style-name="Table_20_Heading"><text:span text:style-name="Source_20_Text">NFS</text:span></text:p>
            </table:table-cell>
            <table:table-cell table:style-name="Table3.A1" office:value-type="string">
              <text:p text:style-name="Table_20_Heading"><text:span text:style-name="Source_20_Text">hardlink/symlink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Jenis</text:p>
          </table:table-cell>
          <table:table-cell table:style-name="Table3.A1" office:value-type="string">
            <text:p text:style-name="Table_20_Contents">File sync (copy data)</text:p>
          </table:table-cell>
          <table:table-cell table:style-name="Table3.A1" office:value-type="string">
            <text:p text:style-name="Table_20_Contents">Network File Sharing</text:p>
          </table:table-cell>
          <table:table-cell table:style-name="Table3.A1" office:value-type="string">
            <text:p text:style-name="Table_20_Contents">Shortcut internal</text:p>
          </table:table-cell>
        </table:table-row>
        <table:table-row>
          <table:table-cell table:style-name="Table3.A1" office:value-type="string">
            <text:p text:style-name="Table_20_Contents">Arah</text:p>
          </table:table-cell>
          <table:table-cell table:style-name="Table3.A1" office:value-type="string">
            <text:p text:style-name="Table_20_Contents">Satu arah (push/pull)</text:p>
          </table:table-cell>
          <table:table-cell table:style-name="Table3.A1" office:value-type="string">
            <text:p text:style-name="Table_20_Contents">Dua arah (akses langsung)</text:p>
          </table:table-cell>
          <table:table-cell table:style-name="Table3.A1" office:value-type="string">
            <text:p text:style-name="Table_20_Contents">N/A</text:p>
          </table:table-cell>
        </table:table-row>
        <table:table-row>
          <table:table-cell table:style-name="Table3.A1" office:value-type="string">
            <text:p text:style-name="Table_20_Contents">Antar server?</text:p>
          </table:table-cell>
          <table:table-cell table:style-name="Table3.A1" office:value-type="string">
            <text:p text:style-name="Table_20_Contents">✅ Ya</text:p>
          </table:table-cell>
          <table:table-cell table:style-name="Table3.A1" office:value-type="string">
            <text:p text:style-name="Table_20_Contents">✅ Ya</text:p>
          </table:table-cell>
          <table:table-cell table:style-name="Table3.A1" office:value-type="string">
            <text:p text:style-name="Table_20_Contents">❌ Tidak bisa</text:p>
          </table:table-cell>
        </table:table-row>
        <table:table-row>
          <table:table-cell table:style-name="Table3.A1" office:value-type="string">
            <text:p text:style-name="Table_20_Contents">Real copy atau shortcut?</text:p>
          </table:table-cell>
          <table:table-cell table:style-name="Table3.A1" office:value-type="string">
            <text:p text:style-name="Table_20_Contents">✅ Copy file beneran</text:p>
          </table:table-cell>
          <table:table-cell table:style-name="Table3.A1" office:value-type="string">
            <text:p text:style-name="Table_20_Contents">❌ Akses file jarak jauh</text:p>
          </table:table-cell>
          <table:table-cell table:style-name="Table3.A1" office:value-type="string">
            <text:p text:style-name="Table_20_Contents">❌ Shortcut ke file</text:p>
          </table:table-cell>
        </table:table-row>
        <table:table-row>
          <table:table-cell table:style-name="Table3.A1" office:value-type="string">
            <text:p text:style-name="Table_20_Contents">Cocok buat</text:p>
          </table:table-cell>
          <table:table-cell table:style-name="Table3.A1" office:value-type="string">
            <text:p text:style-name="Table_20_Contents">Backup, mirror, distribusi file</text:p>
          </table:table-cell>
          <table:table-cell table:style-name="Table3.A1" office:value-type="string">
            <text:p text:style-name="Table_20_Contents">Sharing file antar server secara live</text:p>
          </table:table-cell>
          <table:table-cell table:style-name="Table3.A1" office:value-type="string">
            <text:p text:style-name="Table_20_Contents">Akses cepat file di tempat lain dalam satu sistem</text:p>
          </table:table-cell>
        </table:table-row>
        <table:table-row>
          <table:table-cell table:style-name="Table3.A1" office:value-type="string">
            <text:p text:style-name="Table_20_Contents">Butuh koneksi aktif terus?</text:p>
          </table:table-cell>
          <table:table-cell table:style-name="Table3.A1" office:value-type="string">
            <text:p text:style-name="Table_20_Contents">❌ Nggak (sekali jalan)</text:p>
          </table:table-cell>
          <table:table-cell table:style-name="Table3.A1" office:value-type="string">
            <text:p text:style-name="Table_20_Contents">✅ Ya (mount terus)</text:p>
          </table:table-cell>
          <table:table-cell table:style-name="Table3.A1" office:value-type="string">
            <text:p text:style-name="Table_20_Contents">❌</text:p>
          </table:table-cell>
        </table:table-row>
        <table:table-row>
          <table:table-cell table:style-name="Table3.A1" office:value-type="string">
            <text:p text:style-name="Table_20_Contents">Butuh SSH?</text:p>
          </table:table-cell>
          <table:table-cell table:style-name="Table3.A1" office:value-type="string">
            <text:p text:style-name="Table_20_Contents">Opsional (biasanya pakai)</text:p>
          </table:table-cell>
          <table:table-cell table:style-name="Table3.A1" office:value-type="string">
            <text:p text:style-name="Table_20_Contents">❌ (pakai port NFS)</text:p>
          </table:table-cell>
          <table:table-cell table:style-name="Table3.A1" office:value-type="string">
            <text:p text:style-name="Table_20_Contents">❌</text:p>
          </table:table-cell>
        </table:table-row>
      </table:table>
      <text:p text:style-name="Horizontal_20_Line"/>
      <text:h text:style-name="Heading_20_3" text:outline-level="3"><text:soft-page-break/>📦 <text:span text:style-name="Source_20_Text">rsync</text:span> itu kayak:</text:h>
      <text:p text:style-name="Quotations">"Eh, gue ambil file lo dan simpen salinannya ke tempat gue. Tapi kalau file lo berubah, gue ambil lagi bagian yang beda doang."</text:p>
      <text:p text:style-name="Text_20_body">🧠 Efisien buat <text:span text:style-name="Strong_20_Emphasis">backup periodik</text:span>, distribusi konten, atau mirror antar server/VM.</text:p>
      <text:p text:style-name="Horizontal_20_Line"/>
      <text:h text:style-name="Heading_20_3" text:outline-level="3">🌐 <text:span text:style-name="Source_20_Text">NFS</text:span> itu kayak:</text:h>
      <text:p text:style-name="Quotations">"Gue mau ngeliat isi folder lo secara langsung seolah-olah itu folder gue sendiri."</text:p>
      <text:p text:style-name="Text_20_body">✅ Cocok buat sharing file antar banyak VM/server — <text:span text:style-name="Strong_20_Emphasis">real-time access</text:span>.<text:line-break/>❌ Tapi butuh koneksi stabil (kalau NFS-nya putus, akses bisa error).</text:p>
      <text:p text:style-name="Horizontal_20_Line"/>
      <text:h text:style-name="Heading_20_3" text:outline-level="3">🔗 Hardlink/symlink itu kayak:</text:h>
      <text:p text:style-name="Quotations">"Gue gak punya file-nya, tapi ini petunjuk arah ke file aslinya."<text:line-break/>📍 Cuma berlaku <text:span text:style-name="Strong_20_Emphasis">di satu filesystem/server</text:span>.</text:p>
      <text:p text:style-name="Horizontal_20_Line"/>
      <text:h text:style-name="Heading_20_3" text:outline-level="3">🤯 Jadi mirip, tapi beda tujuan: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Use case</text:p>
            </table:table-cell>
            <table:table-cell table:style-name="Table4.A1" office:value-type="string">
              <text:p text:style-name="Table_20_Heading">Tool paling cocok</text:p>
            </table:table-cell>
          </table:table-row>
        </table:table-header-rows>
        <table:table-row>
          <table:table-cell table:style-name="Table4.A1" office:value-type="string">
            <text:p text:style-name="Table_20_Contents">Backup harian/mingguan</text:p>
          </table:table-cell>
          <table:table-cell table:style-name="Table4.A1" office:value-type="string">
            <text:p text:style-name="Table_20_Contents"><text:span text:style-name="Source_20_Text">rsync</text:span></text:p>
          </table:table-cell>
        </table:table-row>
        <table:table-row>
          <table:table-cell table:style-name="Table4.A1" office:value-type="string">
            <text:p text:style-name="Table_20_Contents">Folder sharing antar server</text:p>
          </table:table-cell>
          <table:table-cell table:style-name="Table4.A1" office:value-type="string">
            <text:p text:style-name="Table_20_Contents"><text:span text:style-name="Source_20_Text">NFS</text:span></text:p>
          </table:table-cell>
        </table:table-row>
        <table:table-row>
          <table:table-cell table:style-name="Table4.A1" office:value-type="string">
            <text:p text:style-name="Table_20_Contents">Bikin shortcut lokal</text:p>
          </table:table-cell>
          <table:table-cell table:style-name="Table4.A1" office:value-type="string">
            <text:p text:style-name="Table_20_Contents"><text:span text:style-name="Source_20_Text">symlink</text:span></text:p>
          </table:table-cell>
        </table:table-row>
        <table:table-row>
          <table:table-cell table:style-name="Table4.A1" office:value-type="string">
            <text:p text:style-name="Table_20_Contents">Mirror satu folder ke banyak server</text:p>
          </table:table-cell>
          <table:table-cell table:style-name="Table4.A1" office:value-type="string">
            <text:p text:style-name="Table_20_Contents"><text:span text:style-name="Source_20_Text">rsync</text:span> + cron</text:p>
          </table:table-cell>
        </table:table-row>
        <table:table-row>
          <table:table-cell table:style-name="Table4.A1" office:value-type="string">
            <text:p text:style-name="Table_20_Contents">Shared storage di cluster</text:p>
          </table:table-cell>
          <table:table-cell table:style-name="Table4.A1" office:value-type="string">
            <text:p text:style-name="Table_20_Contents"><text:span text:style-name="Source_20_Text">NFS</text:span>, <text:span text:style-name="Source_20_Text">GlusterFS</text:span>, atau S3FUSE</text:p>
          </table:table-cell>
        </table:table-row>
      </table:table>
      <text:p text:style-name="Horizontal_20_Line"/>
      <text:h text:style-name="Heading_20_3" text:outline-level="3">🤘 Intinya:</text:h>
      <text:p text:style-name="Quotations">Mirip-mirip di permukaan, tapi beda karakter, beda senjata!<text:line-break/>Kayak pedang, senapan, sama bom molotov — semua buat "nyerang", tapi beda cara &amp; efek 😂</text:p>
      <text:p text:style-name="Horizontal_20_Line"/>
      <text:p text:style-name="Text_20_body">Kalau lo sekarang lagi mikirin struktur file sharing/backup antar VM buat latihan jadi cloud engineer, gue bisa bantu lo pilih strategi paling cakep. Mau pakai <text:span text:style-name="Source_20_Text">rsync</text:span>, <text:span text:style-name="Source_20_Text">nfs</text:span>, atau mungkin hybrid pun bisa diatur. Gaskeun kalau mau demo skenario real-nya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21:52:07.469313630</meta:creation-date>
    <dc:date>2025-07-24T21:53:40.305717060</dc:date>
    <meta:editing-duration>PT1M33S</meta:editing-duration>
    <meta:editing-cycles>1</meta:editing-cycles>
    <meta:document-statistic meta:table-count="4" meta:image-count="0" meta:object-count="0" meta:page-count="12" meta:paragraph-count="361" meta:word-count="2603" meta:character-count="16418" meta:non-whitespace-character-count="14203"/>
    <meta:generator>LibreOffice/24.2.7.2$Linux_X86_64 LibreOffice_project/420$Build-2</meta:generator>
  </office:meta>
</office:document-meta>
</file>